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B0000002E87D9D381C.png"/>
  <manifest:file-entry manifest:media-type="image/png" manifest:full-path="Pictures/10000000000009B00000011D2C194C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1" svg:font-family="HelveticaNeue-LightCond"/>
    <style:font-face style:name="Mangal1" svg:font-family="Mangal"/>
    <style:font-face style:name="HelveticaNeue-LightCond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1" svg:font-family="HelveticaNeue-LightCond"/>
    <style:font-face style:name="Mangal1" svg:font-family="Mangal"/>
    <style:font-face style:name="HelveticaNeue-LightCond" svg:font-family="HelveticaNeue-LightCond" style:font-family-generic="swiss"/>
    <style:font-face style:name="HelveticaNeue-MediumCond" svg:font-family="HelveticaNeue-MediumC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1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1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1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ffffcc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001cm" fo:margin-left="0cm" fo:margin-right="0cm" fo:margin-bottom="0cm" style:dynamic-spacing="false"/>
      </style:header-style>
      <style:footer-style>
        <style:header-footer-properties fo:min-height="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width="20.999cm" svg:height="6.299cm" draw:z-index="0"><draw:image xlink:href="Pictures/10000000000009B0000002E87D9D381C.png" xlink:type="simple" xlink:show="embed" xlink:actuate="onLoad"/></draw:frame><text:text-input text:description="&lt;setLang(company.partner_id.lang or &quot;de_DE&quot;)&gt;">Language</text:text-input></text:p>
      </style:header>
      <style:footer>
        <text:p text:style-name="Footer"><draw:frame draw:style-name="Mfr2" draw:name="Grafik2" text:anchor-type="paragraph" svg:width="21.001cm" svg:height="2.413cm" draw:z-index="1"><draw:image xlink:href="Pictures/10000000000009B00000011D2C194C6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8:25:45.27</meta:creation-date>
    <dc:date>2014-04-15T09:41:18.97</dc:date>
    <meta:editing-duration>P1DT6H48M54S</meta:editing-duration>
    <meta:editing-cycles>102</meta:editing-cycles>
    <meta:generator>OpenOffice/4.0.1$Win32 OpenOffice.org_project/401m5$Build-9714</meta:generator>
    <dc:creator>Blendpunkt </dc:creator>
    <meta:document-statistic meta:table-count="0" meta:image-count="2" meta:object-count="0" meta:page-count="1" meta:paragraph-count="1" meta:word-count="1" meta:character-count="8"/>
  </office:meta>
</office:document-meta>
</file>